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nhor Te Quero&#10;Vineyard" draw:style-name="dp1" draw:master-page-name="Somente_20_título" presentation:presentation-page-layout-name="AL1T19">
        <draw:frame draw:name="Título 3" presentation:style-name="pr1" draw:text-style-name="P2" draw:layer="layout" svg:width="23.812cm" svg:height="17.889cm" svg:x="0.794cm" svg:y="0.763cm" presentation:class="title" presentation:user-transformed="true">
          <draw:text-box>
            <text:p text:style-name="P1"><text:span text:style-name="T1">Senhor Te Quero</text:span><text:span text:style-name="T2"><text:line-break/></text:span><text:span text:style-name="T3">Viney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1T19">
        <draw:frame draw:name="Título 3" presentation:style-name="pr1" draw:text-style-name="P2" draw:layer="layout" svg:width="23.812cm" svg:height="17.889cm" svg:x="0.794cm" svg:y="0.763cm" presentation:class="title" presentation:user-transformed="true">
          <draw:text-box>
            <text:p text:style-name="P1"><text:span text:style-name="T2">Eu Te busco Te procuro, Oh Deus</text:span><text:span text:style-name="T2"><text:line-break/></text:span><text:span text:style-name="T2">No silêncio Tu estás </text:span><text:span text:style-name="T2"><text:line-break/></text:span><text:span text:style-name="T2">Eu Te busco Toda hora espero em Ti Revela-Ti a mim </text:span><text:span text:style-name="T2"><text:line-break/></text:span><text:span text:style-name="T2">Conhecer-Te eu quero ma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1T19">
        <draw:frame draw:name="Título 3" presentation:style-name="pr1" draw:text-style-name="P2" draw:layer="layout" svg:width="23.812cm" svg:height="17.889cm" svg:x="0.794cm" svg:y="0.763cm" presentation:class="title" presentation:user-transformed="true">
          <draw:text-box>
            <text:p text:style-name="P1"><text:span text:style-name="T2">Senhor, Te quero </text:span><text:span text:style-name="T2"><text:line-break/></text:span><text:span text:style-name="T2">Quero ouvir tua voz </text:span><text:span text:style-name="T2"><text:line-break/></text:span><text:span text:style-name="T2">Senhor,Te quero mais</text:span><text:span text:style-name="T2"><text:line-break/></text:span><text:span text:style-name="T2"> Quero tocar-Te </text:span><text:span text:style-name="T2"><text:line-break/></text:span><text:span text:style-name="T2">Tua face eu quero ver</text:span><text:span text:style-name="T2"><text:line-break/></text:span><text:span text:style-name="T2"> Senhor, Te quero ma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1T19">
        <draw:frame draw:name="Título 3" presentation:style-name="pr1" draw:text-style-name="P2" draw:layer="layout" svg:width="23.812cm" svg:height="17.889cm" svg:x="0.794cm" svg:y="0.763cm" presentation:class="title" presentation:user-transformed="true">
          <draw:text-box>
            <text:p text:style-name="P1"><text:span text:style-name="T2">Prosseguindo para o alvo eu vou</text:span><text:span text:style-name="T2"><text:line-break/></text:span><text:span text:style-name="T2">A coroa conquistar</text:span><text:span text:style-name="T2"><text:line-break/></text:span><text:span text:style-name="T2">Vou lutando Nada pode me impedir Eu vou Te seguir </text:span><text:span text:style-name="T2"><text:line-break/></text:span><text:span text:style-name="T2">Conhecer-Te eu quero ma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1T19">
        <draw:frame draw:name="Título 3" presentation:style-name="pr1" draw:text-style-name="P2" draw:layer="layout" svg:width="23.812cm" svg:height="17.889cm" svg:x="0.794cm" svg:y="0.763cm" presentation:class="title" presentation:user-transformed="true">
          <draw:text-box>
            <text:p text:style-name="P1"><text:span text:style-name="T2">Senhor, Te quero </text:span><text:span text:style-name="T2"><text:line-break/></text:span><text:span text:style-name="T2">Quero ouvir tua voz </text:span><text:span text:style-name="T2"><text:line-break/></text:span><text:span text:style-name="T2">Senhor,Te quero mais</text:span><text:span text:style-name="T2"><text:line-break/></text:span><text:span text:style-name="T2"> Quero tocar-Te </text:span><text:span text:style-name="T2"><text:line-break/></text:span><text:span text:style-name="T2">Tua face eu quero ver</text:span><text:span text:style-name="T2"><text:line-break/></text:span><text:span text:style-name="T2"> Senhor, Te quero ma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1T19">
        <draw:frame draw:name="Título 1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2">Prosseguindo para o alvo eu vou</text:span><text:span text:style-name="T2"><text:line-break/></text:span><text:span text:style-name="T2">A coroa conquistar</text:span><text:span text:style-name="T2"><text:line-break/></text:span><text:span text:style-name="T2">Vou lutando Nada pode me impedir Eu vou Te seguir </text:span><text:span text:style-name="T2"><text:line-break/></text:span><text:span text:style-name="T2">Conhecer-Te eu quero ma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1T19">
        <draw:frame draw:name="Título 1" presentation:style-name="pr1" draw:text-style-name="P2" draw:layer="layout" svg:width="23.137cm" svg:height="17.492cm" svg:x="1.27cm" svg:y="0.763cm" presentation:class="title" presentation:user-transformed="true">
          <draw:text-box>
            <text:p text:style-name="P1"><text:span text:style-name="T2">Senhor, Te quero </text:span><text:span text:style-name="T2"><text:line-break/></text:span><text:span text:style-name="T2">Quero ouvir tua voz </text:span><text:span text:style-name="T2"><text:line-break/></text:span><text:span text:style-name="T2">Senhor,Te quero mais</text:span><text:span text:style-name="T2"><text:line-break/></text:span><text:span text:style-name="T2"> Quero tocar-Te </text:span><text:span text:style-name="T2"><text:line-break/></text:span><text:span text:style-name="T2">Tua face eu quero ver</text:span><text:span text:style-name="T2"><text:line-break/></text:span><text:span text:style-name="T2"> Senhor, Te quero mais.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IVANILTO</meta:initial-creator>
    <meta:editing-cycles>4</meta:editing-cycles>
    <meta:creation-date>2016-12-14T12:27:11</meta:creation-date>
    <dc:date>2017-01-07T12:48:48.459487691</dc:date>
    <meta:editing-duration>PT23M24S</meta:editing-duration>
    <meta:generator>LibreOffice/5.2.4.2.1$Linux_X86_64 LibreOffice_project/20m0$Build-2</meta:generator>
    <meta:document-statistic meta:object-count="4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